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09cm" style:rel-column-width="11916*"/>
    </style:style>
    <style:style style:name="Tabla1.B" style:family="table-column">
      <style:table-column-properties style:column-width="13.91cm" style:rel-column-width="53619*"/>
    </style:style>
    <style:style style:name="Tabla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5.152cm" style:rel-column-width="19860*"/>
    </style:style>
    <style:style style:name="Table1.B" style:family="table-column">
      <style:table-column-properties style:column-width="1.854cm" style:rel-column-width="7144*"/>
    </style:style>
    <style:style style:name="Table1.C" style:family="table-column">
      <style:table-column-properties style:column-width="9.996cm" style:rel-column-width="38531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a6a4aa" fo:padding="0.097cm" fo:border="0.05pt solid #000000" style:writing-mode="lr-tb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background-color="#a6a4aa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5.152cm" style:rel-column-width="19860*"/>
    </style:style>
    <style:style style:name="Table2.B" style:family="table-column">
      <style:table-column-properties style:column-width="1.854cm" style:rel-column-width="7144*"/>
    </style:style>
    <style:style style:name="Table2.C" style:family="table-column">
      <style:table-column-properties style:column-width="9.996cm" style:rel-column-width="3853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a6a4aa" fo:padding="0.097cm" fo:border="0.05pt solid #000000" style:writing-mode="lr-tb">
        <style:background-image/>
      </style:table-cell-properties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background-color="#a6a4aa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4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ba5a" officeooo:paragraph-rsid="0021585c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2a61b8" officeooo:paragraph-rsid="001fc730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6e82a3" officeooo:paragraph-rsid="001fc730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713f5f" officeooo:paragraph-rsid="001fc730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6e82a3" officeooo:paragraph-rsid="001fc730" fo:background-color="transparent" style:font-size-asian="14pt" style:font-weight-asian="bold" style:font-size-complex="14pt" style:font-weight-complex="bold"/>
    </style:style>
    <style:style style:name="P6" style:family="paragraph" style:parent-style-name="Table_20_Contents">
      <style:text-properties style:font-name="FreeSans" fo:font-size="14pt" fo:letter-spacing="0.035cm" officeooo:rsid="00713f5f" officeooo:paragraph-rsid="001fc730" style:font-size-asian="14pt" style:font-size-complex="14pt"/>
    </style:style>
    <style:style style:name="P7" style:family="paragraph" style:parent-style-name="Table_20_Contents">
      <style:text-properties style:font-name="FreeSans" fo:font-size="14pt" fo:letter-spacing="0.035cm" officeooo:rsid="0078deec" officeooo:paragraph-rsid="002a1bb9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7f3adc" officeooo:paragraph-rsid="001fc730" style:font-size-asian="14pt" style:font-size-complex="14pt"/>
    </style:style>
    <style:style style:name="P9" style:family="paragraph" style:parent-style-name="Table_20_Contents">
      <style:text-properties style:font-name="FreeSans" fo:font-size="14pt" fo:letter-spacing="0.035cm" officeooo:rsid="00218a5e" officeooo:paragraph-rsid="00218a5e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4pt" fo:letter-spacing="0.035cm" fo:font-weight="bold" officeooo:rsid="00713f5f" officeooo:paragraph-rsid="001fc730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FreeSans" fo:font-size="14pt" fo:letter-spacing="0.035cm" fo:font-weight="bold" officeooo:rsid="00218a5e" officeooo:paragraph-rsid="00218a5e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4pt" fo:letter-spacing="0.035cm" fo:font-weight="bold" officeooo:rsid="002c03f3" officeooo:paragraph-rsid="002c03f3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2pt" fo:text-shadow="1pt 1pt" fo:font-weight="bold" officeooo:rsid="00613584" officeooo:paragraph-rsid="0021585c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2pt" fo:text-shadow="1pt 1pt" fo:font-weight="bold" officeooo:rsid="001c9c72" officeooo:paragraph-rsid="0021585c" fo:background-color="transparent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2pt" fo:text-shadow="1pt 1pt" fo:font-weight="bold" officeooo:rsid="00613584" officeooo:paragraph-rsid="0021585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2pt" officeooo:rsid="0047c25f" officeooo:paragraph-rsid="0021585c" fo:background-color="transparen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2pt" officeooo:rsid="005d3df6" officeooo:paragraph-rsid="0021585c" fo:background-color="transparent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2pt" officeooo:rsid="00500639" officeooo:paragraph-rsid="0021585c" fo:background-color="transparen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2pt" officeooo:rsid="004d2ab8" officeooo:paragraph-rsid="0021585c" fo:background-color="transparent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FreeSans" fo:font-size="12pt" officeooo:rsid="004c2aee" officeooo:paragraph-rsid="0021585c" fo:background-color="transparent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FreeSans" fo:font-size="12pt" officeooo:rsid="004cc46b" officeooo:paragraph-rsid="0021585c" fo:background-color="transparent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FreeSans" fo:font-size="12pt" officeooo:rsid="004e0546" officeooo:paragraph-rsid="0021585c" fo:background-color="transparent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FreeSans" fo:font-size="12pt" officeooo:rsid="0067d558" officeooo:paragraph-rsid="0021585c" fo:background-color="transparent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FreeSans" fo:font-size="12pt" officeooo:rsid="00580506" officeooo:paragraph-rsid="0021585c" fo:background-color="transparent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FreeSans" fo:font-size="12pt" officeooo:rsid="0058f7ff" officeooo:paragraph-rsid="0021585c" fo:background-color="transparent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FreeSans" fo:font-size="12pt" officeooo:rsid="006ce14a" officeooo:paragraph-rsid="0021585c" fo:background-color="transparent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FreeSans" fo:font-size="12pt" officeooo:rsid="004d2ab8" officeooo:paragraph-rsid="0021585c" fo:background-color="#ffffff" style:font-size-asian="12pt" style:font-size-complex="12pt"/>
    </style:style>
    <style:style style:name="P28" style:family="paragraph" style:parent-style-name="Table_20_Contents">
      <style:text-properties officeooo:rsid="007b8d67" officeooo:paragraph-rsid="002c03f3"/>
    </style:style>
    <style:style style:name="P2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ba5a" officeooo:paragraph-rsid="0021585c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ba5a" officeooo:paragraph-rsid="003fdf3a" style:font-size-asian="13.1000003814697pt" style:font-weight-asian="bold" style:font-size-complex="15pt" style:font-weight-complex="bold"/>
    </style:style>
    <style:style style:name="P31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2a61b8" officeooo:paragraph-rsid="003fdf3a" style:font-size-asian="14pt" style:font-weight-asian="bold" style:font-size-complex="14pt" style:font-weight-complex="bold"/>
    </style:style>
    <style:style style:name="P32" style:family="paragraph" style:parent-style-name="Standard">
      <style:text-properties officeooo:paragraph-rsid="003fdf3a"/>
    </style:style>
    <style:style style:name="P33" style:family="paragraph" style:parent-style-name="Table_20_Contents">
      <style:text-properties style:font-name="FreeSans" fo:font-size="14pt" fo:letter-spacing="0.035cm" style:text-underline-style="solid" style:text-underline-width="auto" style:text-underline-color="font-color" officeooo:rsid="0031c888" officeooo:paragraph-rsid="0031c888" style:font-size-asian="14pt" style:font-size-complex="14pt"/>
    </style:style>
    <style:style style:name="P34" style:family="paragraph" style:parent-style-name="Table_20_Contents">
      <style:text-properties style:font-name="FreeSans" fo:font-size="14pt" fo:letter-spacing="0.035cm" style:text-underline-style="solid" style:text-underline-width="auto" style:text-underline-color="font-color" officeooo:rsid="0031c888" officeooo:paragraph-rsid="003fdf3a" style:font-size-asian="14pt" style:font-size-complex="14pt"/>
    </style:style>
    <style:style style:name="P35" style:family="paragraph" style:parent-style-name="Table_20_Contents">
      <style:text-properties style:font-name="FreeSans" fo:font-size="14pt" fo:letter-spacing="0.035cm" style:text-underline-style="none" officeooo:rsid="0031c888" officeooo:paragraph-rsid="0031c888" style:font-size-asian="14pt" style:font-size-complex="14pt"/>
    </style:style>
    <style:style style:name="P36" style:family="paragraph" style:parent-style-name="Table_20_Contents">
      <style:text-properties style:font-name="FreeSans" fo:font-size="14pt" fo:letter-spacing="0.035cm" style:text-underline-style="none" officeooo:rsid="0031c888" officeooo:paragraph-rsid="003fdf3a" style:font-size-asian="14pt" style:font-size-complex="14pt"/>
    </style:style>
    <style:style style:name="P37" style:family="paragraph" style:parent-style-name="Table_20_Contents">
      <style:text-properties style:font-name="FreeSans" fo:font-size="14pt" fo:letter-spacing="0.035cm" style:text-underline-style="none" officeooo:rsid="0036d00d" officeooo:paragraph-rsid="0036d00d" style:font-size-asian="14pt" style:font-size-complex="14pt"/>
    </style:style>
    <style:style style:name="P38" style:family="paragraph" style:parent-style-name="Table_20_Contents">
      <style:text-properties style:font-name="FreeSans" fo:font-size="14pt" fo:letter-spacing="0.035cm" style:text-underline-style="none" officeooo:rsid="0036d00d" officeooo:paragraph-rsid="003fdf3a" style:font-size-asian="14pt" style:font-size-complex="14pt"/>
    </style:style>
    <style:style style:name="P39" style:family="paragraph" style:parent-style-name="Table_20_Contents">
      <style:text-properties style:font-name="FreeSans" fo:font-size="14pt" fo:letter-spacing="0.035cm" style:text-underline-style="none" fo:font-weight="normal" officeooo:rsid="00392dab" officeooo:paragraph-rsid="00392dab" style:font-size-asian="14pt" style:font-weight-asian="normal" style:font-size-complex="14pt" style:font-weight-complex="normal"/>
    </style:style>
    <style:style style:name="P40" style:family="paragraph" style:parent-style-name="Table_20_Contents">
      <style:text-properties style:font-name="FreeSans" fo:font-size="14pt" fo:letter-spacing="0.035cm" style:text-underline-style="none" fo:font-weight="normal" officeooo:rsid="00392dab" officeooo:paragraph-rsid="003fdf3a" style:font-size-asian="14pt" style:font-weight-asian="normal" style:font-size-complex="14pt" style:font-weight-complex="normal"/>
    </style:style>
    <style:style style:name="P41" style:family="paragraph" style:parent-style-name="Table_20_Contents">
      <style:text-properties style:font-name="FreeSans" fo:font-size="14pt" fo:letter-spacing="0.035cm" style:text-underline-style="none" fo:font-weight="normal" officeooo:rsid="003a609d" officeooo:paragraph-rsid="003a609d" style:font-size-asian="14pt" style:font-weight-asian="normal" style:font-size-complex="14pt" style:font-weight-complex="normal"/>
    </style:style>
    <style:style style:name="P42" style:family="paragraph" style:parent-style-name="Table_20_Contents">
      <style:text-properties style:font-name="FreeSans" fo:font-size="14pt" fo:letter-spacing="0.035cm" style:text-underline-style="none" fo:font-weight="normal" officeooo:rsid="003a609d" officeooo:paragraph-rsid="003fdf3a" style:font-size-asian="14pt" style:font-weight-asian="normal" style:font-size-complex="14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4pt" fo:letter-spacing="0.035cm" fo:font-weight="bold" officeooo:rsid="0034fa5e" officeooo:paragraph-rsid="0034fa5e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4pt" fo:letter-spacing="0.035cm" fo:font-weight="bold" officeooo:rsid="0034fa5e" officeooo:paragraph-rsid="003fdf3a" style:font-size-asian="14pt" style:font-weight-asian="bold" style:font-size-complex="14pt" style:font-weight-complex="bold"/>
    </style:style>
    <style:style style:name="P45" style:family="paragraph" style:parent-style-name="Table_20_Contents">
      <style:text-properties style:font-name="FreeSans" fo:font-size="14pt" fo:letter-spacing="0.035cm" fo:font-weight="bold" officeooo:rsid="00218a5e" officeooo:paragraph-rsid="003fdf3a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4pt" fo:letter-spacing="0.035cm" fo:font-weight="bold" officeooo:rsid="00713f5f" officeooo:paragraph-rsid="003fdf3a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FreeSans" fo:font-size="14pt" fo:letter-spacing="0.035cm" fo:font-weight="bold" officeooo:rsid="0048da90" officeooo:paragraph-rsid="0048da90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6e82a3" officeooo:paragraph-rsid="003fdf3a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713f5f" officeooo:paragraph-rsid="003fdf3a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6e82a3" officeooo:paragraph-rsid="003fdf3a" fo:background-color="transparent" style:font-size-asian="14pt" style:font-weight-asian="bold" style:font-size-complex="14pt" style:font-weight-complex="bold"/>
    </style:style>
    <style:style style:name="P51" style:family="paragraph" style:parent-style-name="Table_20_Contents">
      <style:text-properties style:font-name="FreeSans" fo:font-size="14pt" fo:letter-spacing="0.035cm" officeooo:rsid="00218a5e" officeooo:paragraph-rsid="003fdf3a" style:font-size-asian="14pt" style:font-size-complex="14pt"/>
    </style:style>
    <style:style style:name="P52" style:family="paragraph" style:parent-style-name="Table_20_Contents">
      <style:text-properties style:font-name="FreeSans" fo:font-size="14pt" fo:letter-spacing="0.035cm" officeooo:rsid="0078deec" officeooo:paragraph-rsid="00440bcc" style:font-size-asian="14pt" style:font-size-complex="14pt"/>
    </style:style>
    <style:style style:name="P53" style:family="paragraph" style:parent-style-name="Table_20_Contents">
      <style:text-properties style:font-name="FreeSans" fo:font-size="14pt" fo:letter-spacing="0.035cm" officeooo:rsid="007f3adc" officeooo:paragraph-rsid="003fdf3a" style:font-size-asian="14pt" style:font-size-complex="14pt"/>
    </style:style>
    <style:style style:name="P54" style:family="paragraph" style:parent-style-name="Table_20_Contents">
      <style:text-properties style:font-name="FreeSans" fo:font-size="14pt" fo:letter-spacing="0.035cm" officeooo:rsid="0042291d" officeooo:paragraph-rsid="0042291d" style:font-size-asian="14pt" style:font-size-complex="14pt"/>
    </style:style>
    <style:style style:name="P55" style:family="paragraph" style:parent-style-name="Table_20_Contents">
      <style:text-properties officeooo:rsid="007b8d67" officeooo:paragraph-rsid="003fdf3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7a0287"/>
    </style:style>
    <style:style style:name="T3" style:family="text">
      <style:text-properties style:text-underline-style="solid" style:text-underline-width="auto" style:text-underline-color="font-color" officeooo:rsid="0048da90"/>
    </style:style>
    <style:style style:name="T4" style:family="text">
      <style:text-properties officeooo:rsid="00775820"/>
    </style:style>
    <style:style style:name="T5" style:family="text">
      <style:text-properties fo:font-style="italic" officeooo:rsid="00775820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775820" style:font-style-asian="normal" style:font-style-complex="normal"/>
    </style:style>
    <style:style style:name="T8" style:family="text">
      <style:text-properties fo:font-style="normal" officeooo:rsid="0033c38a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officeooo:rsid="00775820" style:font-style-asian="normal" style:font-style-complex="normal"/>
    </style:style>
    <style:style style:name="T10" style:family="text">
      <style:text-properties fo:font-style="normal" style:text-underline-style="solid" style:text-underline-width="auto" style:text-underline-color="font-color" officeooo:rsid="00440bcc" style:font-style-asian="normal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775820" style:font-style-asian="normal" style:font-style-complex="normal"/>
    </style:style>
    <style:style style:name="T13" style:family="text">
      <style:text-properties fo:font-style="normal" style:text-underline-style="none" officeooo:rsid="00392dab" style:font-style-asian="normal" style:font-style-complex="normal"/>
    </style:style>
    <style:style style:name="T14" style:family="text">
      <style:text-properties fo:font-style="normal" style:text-underline-style="none" officeooo:rsid="00440bcc" style:font-style-asian="normal" style:font-style-complex="normal"/>
    </style:style>
    <style:style style:name="T15" style:family="text">
      <style:text-properties fo:font-style="normal" style:text-underline-style="none" officeooo:rsid="0048da90" style:font-style-asian="normal" style:font-style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7a0287"/>
    </style:style>
    <style:style style:name="T18" style:family="text">
      <style:text-properties style:text-underline-style="none" officeooo:rsid="0026f0f9"/>
    </style:style>
    <style:style style:name="T19" style:family="text">
      <style:text-properties style:text-underline-style="none" officeooo:rsid="002a1bb9"/>
    </style:style>
    <style:style style:name="T20" style:family="text">
      <style:text-properties style:text-underline-style="none" officeooo:rsid="00440bcc"/>
    </style:style>
    <style:style style:name="T21" style:family="text">
      <style:text-properties style:text-underline-style="none" officeooo:rsid="00456975"/>
    </style:style>
    <style:style style:name="T22" style:family="text">
      <style:text-properties style:text-underline-style="none" officeooo:rsid="0048da90"/>
    </style:style>
    <style:style style:name="T23" style:family="text">
      <style:text-properties style:font-name="FreeSans" fo:font-size="14pt" fo:letter-spacing="0.035cm" fo:font-style="normal" style:text-underline-style="solid" style:text-underline-width="auto" style:text-underline-color="font-color" officeooo:rsid="002c03f3" style:font-size-asian="14pt" style:font-style-asian="normal" style:font-size-complex="14pt" style:font-style-complex="normal"/>
    </style:style>
    <style:style style:name="T24" style:family="text">
      <style:text-properties style:font-name="FreeSans" fo:font-size="14pt" fo:letter-spacing="0.035cm" fo:font-style="normal" style:text-underline-style="solid" style:text-underline-width="auto" style:text-underline-color="font-color" officeooo:rsid="002f2532" style:font-size-asian="14pt" style:font-style-asian="normal" style:font-size-complex="14pt" style:font-style-complex="normal"/>
    </style:style>
    <style:style style:name="T25" style:family="text">
      <style:text-properties style:font-name="FreeSans" fo:font-size="14pt" fo:letter-spacing="0.035cm" fo:font-style="normal" style:text-underline-style="solid" style:text-underline-width="auto" style:text-underline-color="font-color" officeooo:rsid="004a7836" style:font-size-asian="14pt" style:font-style-asian="normal" style:font-size-complex="14pt" style:font-style-complex="normal"/>
    </style:style>
    <style:style style:name="T26" style:family="text">
      <style:text-properties style:font-name="FreeSans" fo:font-size="14pt" fo:letter-spacing="0.035cm" fo:font-style="normal" style:text-underline-style="none" officeooo:rsid="002c03f3" style:font-size-asian="14pt" style:font-style-asian="normal" style:font-size-complex="14pt" style:font-style-complex="normal"/>
    </style:style>
    <style:style style:name="T27" style:family="text">
      <style:text-properties style:font-name="FreeSans" fo:font-size="14pt" fo:letter-spacing="0.035cm" fo:font-style="normal" style:text-underline-style="none" officeooo:rsid="002f2532" style:font-size-asian="14pt" style:font-style-asian="normal" style:font-size-complex="14pt" style:font-style-complex="normal"/>
    </style:style>
    <style:style style:name="T28" style:family="text">
      <style:text-properties style:font-name="FreeSans" fo:font-size="14pt" fo:letter-spacing="0.035cm" fo:font-style="italic" style:text-underline-style="none" officeooo:rsid="002c03f3" style:font-size-asian="14pt" style:font-style-asian="italic" style:font-size-complex="14pt" style:font-style-complex="italic"/>
    </style:style>
    <style:style style:name="T29" style:family="text">
      <style:text-properties style:font-name="FreeSans" fo:font-size="14pt" fo:letter-spacing="0.035cm" fo:font-style="italic" style:text-underline-style="none" officeooo:rsid="004a7836" style:font-size-asian="14pt" style:font-style-asian="italic" style:font-size-complex="14pt" style:font-style-complex="italic"/>
    </style:style>
    <style:style style:name="T30" style:family="text">
      <style:text-properties style:font-name="FreeSans" fo:font-size="14pt" fo:letter-spacing="0.035cm" style:text-underline-style="none" style:font-size-asian="14pt" style:font-size-complex="14pt"/>
    </style:style>
    <style:style style:name="T31" style:family="text">
      <style:text-properties style:font-name="FreeSans" fo:font-size="14pt" fo:letter-spacing="0.035cm" style:text-underline-style="none" officeooo:rsid="002c03f3" style:font-size-asian="14pt" style:font-size-complex="14pt"/>
    </style:style>
    <style:style style:name="T32" style:family="text">
      <style:text-properties style:font-name="FreeSans" fo:font-size="14pt" fo:letter-spacing="0.035cm" style:text-underline-style="solid" style:text-underline-width="auto" style:text-underline-color="font-color" style:font-size-asian="14pt" style:font-size-complex="14pt"/>
    </style:style>
    <style:style style:name="T33" style:family="text">
      <style:text-properties officeooo:rsid="001fc730"/>
    </style:style>
    <style:style style:name="T34" style:family="text">
      <style:text-properties officeooo:rsid="00457fd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5ff4c8" style:font-weight-asian="bold" style:font-weight-complex="bold"/>
    </style:style>
    <style:style style:name="T37" style:family="text">
      <style:text-properties fo:font-weight="bold" officeooo:rsid="00609df7" style:font-weight-asian="bold" style:font-weight-complex="bold"/>
    </style:style>
    <style:style style:name="T38" style:family="text">
      <style:text-properties fo:font-weight="bold" officeooo:rsid="0067adee" style:font-weight-asian="bold" style:font-weight-complex="bold"/>
    </style:style>
    <style:style style:name="T39" style:family="text">
      <style:text-properties fo:font-weight="bold" officeooo:rsid="0067d558" style:font-weight-asian="bold" style:font-weight-complex="bold"/>
    </style:style>
    <style:style style:name="T40" style:family="text">
      <style:text-properties fo:font-weight="bold" officeooo:rsid="006ce14a" style:font-weight-asian="bold" style:font-weight-complex="bold"/>
    </style:style>
    <style:style style:name="T41" style:family="text">
      <style:text-properties officeooo:rsid="005ff4c8"/>
    </style:style>
    <style:style style:name="T42" style:family="text">
      <style:text-properties officeooo:rsid="00609df7"/>
    </style:style>
    <style:style style:name="T43" style:family="text">
      <style:text-properties style:use-window-font-color="true" style:text-line-through-style="none" style:text-line-through-type="none"/>
    </style:style>
    <style:style style:name="T44" style:family="text">
      <style:text-properties officeooo:rsid="0051ce3c"/>
    </style:style>
    <style:style style:name="T45" style:family="text">
      <style:text-properties officeooo:rsid="00662919"/>
    </style:style>
    <style:style style:name="T46" style:family="text">
      <style:text-properties officeooo:rsid="006a98da"/>
    </style:style>
    <style:style style:name="T47" style:family="text">
      <style:text-properties officeooo:rsid="006bfc96"/>
    </style:style>
    <style:style style:name="T48" style:family="text">
      <style:text-properties officeooo:rsid="006ce14a"/>
    </style:style>
    <style:style style:name="T49" style:family="text">
      <style:text-properties officeooo:rsid="002a1bb9"/>
    </style:style>
    <style:style style:name="T50" style:family="text">
      <style:text-properties officeooo:rsid="003a609d"/>
    </style:style>
    <style:style style:name="T51" style:family="text">
      <style:text-properties officeooo:rsid="003caec9"/>
    </style:style>
    <style:style style:name="T52" style:family="text">
      <style:text-properties officeooo:rsid="003fdf3a"/>
    </style:style>
    <style:style style:name="T53" style:family="text">
      <style:text-properties officeooo:rsid="003feee2"/>
    </style:style>
    <style:style style:name="T54" style:family="text">
      <style:text-properties officeooo:rsid="00440b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Dimensiones</text:p>
          </table:table-cell>
          <table:table-cell table:style-name="Tabla1.B1" office:value-type="string">
            <text:p text:style-name="P14">Clases <text:span text:style-name="T34">análisis detectadas</text:span></text:p>
          </table:table-cell>
        </table:table-row>
        <table:table-row>
          <table:table-cell table:style-name="Tabla1.A2" office:value-type="string">
            <text:p text:style-name="P15">Modelo</text:p>
          </table:table-cell>
          <table:table-cell table:style-name="Tabla1.B2" office:value-type="string">
            <text:p text:style-name="P16"><text:span text:style-name="T36">1.</text:span><text:span text:style-name="T41"> </text:span>Formulario</text:p>
            <text:p text:style-name="P27"><text:span text:style-name="T36">2.</text:span><text:span text:style-name="T41"> </text:span>Usuario</text:p>
            <text:p text:style-name="P17"><text:span text:style-name="T36">3.</text:span><text:span text:style-name="T41"> </text:span>Informe</text:p>
          </table:table-cell>
        </table:table-row>
        <table:table-row>
          <table:table-cell table:style-name="Tabla1.A2" office:value-type="string">
            <text:p text:style-name="P15">Vista</text:p>
          </table:table-cell>
          <table:table-cell table:style-name="Tabla1.B3" office:value-type="string">
            <text:p text:style-name="P18"><text:span text:style-name="T36">1.</text:span><text:span text:style-name="T41"> </text:span>Manejador Principal</text:p>
            <text:p text:style-name="P16"><text:span text:style-name="T36">2.</text:span><text:span text:style-name="T41"> </text:span>Manejador Formulario</text:p>
            <text:p text:style-name="P19"><text:span text:style-name="T36">3.</text:span><text:span text:style-name="T41"> </text:span>Manejador Usuario</text:p>
            <text:p text:style-name="P17"><text:span text:style-name="T36">4.</text:span><text:span text:style-name="T41"> </text:span>Manejador informe</text:p>
          </table:table-cell>
        </table:table-row>
        <table:table-row>
          <table:table-cell table:style-name="Tabla1.A2" office:value-type="string">
            <text:p text:style-name="P15">Control</text:p>
          </table:table-cell>
          <table:table-cell table:style-name="Tabla1.B4" office:value-type="string">
            <text:p text:style-name="P20"><text:span text:style-name="T37">1.</text:span><text:span text:style-name="T42"> </text:span>Interfaz de usuario</text:p>
            <text:p text:style-name="P20"><text:span text:style-name="T37">2.</text:span><text:span text:style-name="T42"> </text:span>Interfaz de la base de datos</text:p>
            <text:p text:style-name="P20"><text:span text:style-name="T37">3.</text:span><text:span text:style-name="T42"> </text:span>Pantalla principal</text:p>
            <text:p text:style-name="P20"><text:span text:style-name="T37">4.</text:span><text:span text:style-name="T42"> </text:span>Pantalla resultado<text:span text:style-name="T42">s</text:span> de <text:span text:style-name="T42">búsqueda</text:span></text:p>
            <text:p text:style-name="P18"><text:span text:style-name="T37">5.</text:span><text:span text:style-name="T42"> </text:span>Pantalla rellenado de formulario</text:p>
            <text:p text:style-name="P18"><text:span text:style-name="T37">6.</text:span><text:span text:style-name="T42"> </text:span>Pantalla confirmación</text:p>
            <text:p text:style-name="P18"><text:span text:style-name="T37">7.</text:span><text:span text:style-name="T42"> </text:span><text:span text:style-name="T43">Pantalla notificación</text:span></text:p>
            <text:p text:style-name="P21"><text:span text:style-name="T37">8.</text:span><text:span text:style-name="T42"> </text:span>Pantalla de error</text:p>
            <text:p text:style-name="P22"><text:span text:style-name="T38">9</text:span><text:span text:style-name="T37">.</text:span><text:span text:style-name="T42"> </text:span>Pantalla <text:span text:style-name="T44">de gestión de formularios</text:span></text:p>
            <text:p text:style-name="P22"><text:span text:style-name="T38">10</text:span><text:span text:style-name="T37">.</text:span><text:span text:style-name="T42"> </text:span>Pantalla <text:span text:style-name="T45">alta</text:span> de formulario</text:p>
            <text:p text:style-name="P23"><text:span text:style-name="T35">11.</text:span> Pantalla baja de formulario</text:p>
            <text:p text:style-name="P18"><text:span text:style-name="T37">1</text:span><text:span text:style-name="T39">2</text:span><text:span text:style-name="T37">.</text:span><text:span text:style-name="T42"> </text:span>Pantalla <text:span text:style-name="T46">modificación de</text:span> formulario</text:p>
            <text:p text:style-name="P24"><text:span text:style-name="T37">1</text:span><text:span text:style-name="T40">3</text:span><text:span text:style-name="T37">.</text:span><text:span text:style-name="T42"> </text:span>Pantalla de gestión de <text:span text:style-name="T47">gestores</text:span> de formularios</text:p>
            <text:p text:style-name="P25"><text:span text:style-name="T37">1</text:span><text:span text:style-name="T40">4</text:span><text:span text:style-name="T37">.</text:span><text:span text:style-name="T42"> </text:span>Pantalla <text:span text:style-name="T48">alta gestor </text:span>de formularios</text:p>
            <text:p text:style-name="P26"><text:span text:style-name="T35">15.</text:span> Pantalla baja gestor de formularios</text:p>
            <text:p text:style-name="P17"><text:span text:style-name="T37">1</text:span><text:span text:style-name="T40">6</text:span><text:span text:style-name="T37">.</text:span><text:span text:style-name="T42"> </text:span>Pantalla modifica<text:span text:style-name="T48">ción</text:span> <text:span text:style-name="T48">gestor </text:span>de formularios</text:p>
            <text:p text:style-name="P17"><text:span text:style-name="T37">1</text:span><text:span text:style-name="T40">7</text:span><text:span text:style-name="T37">.</text:span><text:span text:style-name="T42"> </text:span>Pantalla generación informes</text:p>
            <text:p text:style-name="P17"><text:span text:style-name="T37">1</text:span><text:span text:style-name="T40">8</text:span><text:span text:style-name="T37">.</text:span><text:span text:style-name="T42"> </text:span>Pantalla informe</text:p>
            <text:p text:style-name="P17"><text:span text:style-name="T40">19</text:span><text:span text:style-name="T37">.</text:span><text:span text:style-name="T42"> </text:span>Pantalla iniciar sesión</text:p>
          </table:table-cell>
        </table:table-row>
      </table:table>
      <text:p text:style-name="P1"/>
      <text:p text:style-name="P1">CU0<text:span text:style-name="T33">3</text:span>: <text:span text:style-name="T33">ABM de formulario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Descripción</text:p>
          </table:table-cell>
          <table:table-cell table:style-name="Table1.B1" table:number-columns-spanned="2" office:value-type="string">
            <text:p text:style-name="P9">En este caso de uso el actor involucrado podrá acceder a las funcionalidad de Alta, Baja y Modificación de formularios.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Actor(es)</text:p>
          </table:table-cell>
          <table:table-cell table:style-name="Table1.B2" table:number-columns-spanned="2" office:value-type="string">
            <text:p text:style-name="P11">Gestor de formularios</text:p>
          </table:table-cell>
          <table:covered-table-cell/>
        </table:table-row>
        <table:table-row table:style-name="Table1.1">
          <table:table-cell table:style-name="Table1.A2" table:number-rows-spanned="6" office:value-type="string">
            <text:p text:style-name="P3">Flujo normal</text:p>
          </table:table-cell>
          <table:table-cell table:style-name="Table1.B3" office:value-type="string">
            <text:p text:style-name="P4">Paso</text:p>
          </table:table-cell>
          <table:table-cell table:style-name="Table1.C3" office:value-type="string">
            <text:p text:style-name="P4">Acción</text:p>
          </table:table-cell>
        </table:table-row>
        <table:table-row table:style-name="Table1.1">
          <table:covered-table-cell/>
          <table:table-cell table:style-name="Table1.B4" office:value-type="string">
            <text:p text:style-name="P10">1</text:p>
          </table:table-cell>
          <table:table-cell table:style-name="Table1.C4" office:value-type="string">
            <text:p text:style-name="P6"><text:span text:style-name="T1">ManejadorPrincipal</text:span> <text:span text:style-name="T4">solicita </text:span><text:span text:style-name="T5">desplegarPantallaPrincipal</text:span><text:span text:style-name="T7"> a </text:span><text:span text:style-name="T9">InterfazUsuario</text:span><text:span text:style-name="T7">; </text:span><text:span text:style-name="T9">InterfazUsuario</text:span><text:span text:style-name="T12"> despliega </text:span><text:span text:style-name="T9">PantallaPrincipal</text:span><text:span text:style-name="T12">.</text:span></text:p>
          </table:table-cell>
        </table:table-row>
        <table:table-row table:style-name="Table1.1">
          <table:covered-table-cell/>
          <table:table-cell table:style-name="Table1.B7" office:value-type="string">
            <text:p text:style-name="P12">2</text:p>
          </table:table-cell>
          <table:table-cell table:style-name="Table1.C7" office:value-type="string">
            <text:p text:style-name="P7"><text:span text:style-name="T18">El gestor de formularios presiona el botón “Gestionar formularios”.</text:span>; <text:span text:style-name="T1">PantallaPrincipal</text:span> envía el evento <text:soft-page-break/>“<text:span text:style-name="T49">Gestionar formularios</text:span>” a <text:span text:style-name="T1">InterfazUsuario</text:span><text:span text:style-name="T16">; </text:span><text:span text:style-name="T2">InterfazUsuario</text:span><text:span text:style-name="T17"> envía el evento “</text:span><text:span text:style-name="T19">Gestionar formularios</text:span><text:span text:style-name="T17">” a </text:span><text:span text:style-name="T2">ManejadorPrincipal</text:span><text:span text:style-name="T17">.</text:span></text:p>
          </table:table-cell>
        </table:table-row>
        <table:table-row table:style-name="Table1.1">
          <table:covered-table-cell/>
          <table:table-cell table:style-name="Table1.B7" office:value-type="string">
            <text:p text:style-name="P43">3</text:p>
          </table:table-cell>
          <table:table-cell table:style-name="Table1.C7" office:value-type="string">
            <text:p text:style-name="P28"><text:span text:style-name="T32">ManejadorPrincipal</text:span><text:span text:style-name="T30"> </text:span><text:span text:style-name="T31">solicita </text:span><text:span text:style-name="T28">desplegarPantallaGestionFormularios </text:span><text:span text:style-name="T26">a </text:span><text:span text:style-name="T23">InterfazUsuario</text:span><text:span text:style-name="T26">; </text:span><text:span text:style-name="T24">InterfazUsuario </text:span><text:span text:style-name="T27">despliega </text:span><text:span text:style-name="T24">PantallaGestionFormularios</text:span><text:span text:style-name="T27">.</text:span></text:p>
          </table:table-cell>
        </table:table-row>
        <table:table-row table:style-name="Table1.1">
          <table:covered-table-cell/>
          <table:table-cell table:style-name="Table1.B7" office:value-type="string">
            <text:p text:style-name="P43">4</text:p>
          </table:table-cell>
          <table:table-cell table:style-name="Table1.C7" office:value-type="string">
            <text:p text:style-name="P33"><text:span text:style-name="T11">El actor puede seleccionar entre las siguiente</text:span><text:span text:style-name="T13">s</text:span><text:span text:style-name="T11"> opciones en la </text:span><text:span text:style-name="T6">PantallaGestiónFormularios:</text:span></text:p>
            <text:p text:style-name="P35"><text:span text:style-name="T6">“</text:span><text:span text:style-name="T8">Alta de formulario</text:span><text:span text:style-name="T6">”, “</text:span><text:span text:style-name="T8">Baja de formulario</text:span><text:span text:style-name="T6">” </text:span><text:span text:style-name="T8">y “Modificar formulario”</text:span></text:p>
          </table:table-cell>
        </table:table-row>
        <table:table-row table:style-name="Table1.1">
          <table:covered-table-cell/>
          <table:table-cell table:style-name="Table1.B8" office:value-type="string">
            <text:p text:style-name="P43">5</text:p>
          </table:table-cell>
          <table:table-cell table:style-name="Table1.C8" office:value-type="string">
            <text:p text:style-name="P37">Si la opción seleccionada es “Alta de formulario” se continua con la ejecución de<text:span text:style-name="T50">l caso de uso</text:span> <text:span text:style-name="T35">Alta de formulario (CU04)</text:span></text:p>
            <text:p text:style-name="P37"><text:span text:style-name="T35"/></text:p>
            <text:p text:style-name="P39">Si la opción seleccionada es “Baja de formulario” se continua con la ejecución de<text:span text:style-name="T50">l caso de uso</text:span> <text:span text:style-name="T35">Baja de formulario (CU05)</text:span></text:p>
            <text:p text:style-name="P39"><text:span text:style-name="T35"/></text:p>
            <text:p text:style-name="P41">Si la opción seleccionada es “Modificar formulario” se continua con la ejecución del caso uso <text:span text:style-name="T35">Modificar formulario (CU06)</text:span></text:p>
          </table:table-cell>
        </table:table-row>
        <table:table-row table:style-name="Table1.1">
          <table:table-cell table:style-name="Table1.A2" office:value-type="string">
            <text:p text:style-name="P5">Comentarios</text:p>
          </table:table-cell>
          <table:table-cell table:style-name="Table1.B9" table:number-columns-spanned="2" office:value-type="string">
            <text:p text:style-name="P8">El presente caso de uso podrá ser ejecutado por “<text:span text:style-name="T51">Gestor de formularios</text:span>” y todos aquellos actores que hereden de él.</text:p>
          </table:table-cell>
          <table:covered-table-cell/>
        </table:table-row>
      </table:table>
      <text:p text:style-name="P2"/>
      <text:p text:style-name="P30">CU0<text:span text:style-name="T52">4</text:span>: <text:span text:style-name="T52">Alta de formulari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8">Descripción</text:p>
          </table:table-cell>
          <table:table-cell table:style-name="Table2.B1" table:number-columns-spanned="2" office:value-type="string">
            <text:p text:style-name="P51">En este caso de uso el actor involucrado podrá <text:span text:style-name="T53">crear nuevos formularios y compartirlos a un público especifico.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8">Actor(es)</text:p>
          </table:table-cell>
          <table:table-cell table:style-name="Table2.B2" table:number-columns-spanned="2" office:value-type="string">
            <text:p text:style-name="P45">Gestor de formularios</text:p>
          </table:table-cell>
          <table:covered-table-cell/>
        </table:table-row>
        <table:table-row table:style-name="Table2.1">
          <table:table-cell table:style-name="Table2.A2" table:number-rows-spanned="5" office:value-type="string">
            <text:p text:style-name="P48">Flujo normal</text:p>
          </table:table-cell>
          <table:table-cell table:style-name="Table2.B3" office:value-type="string">
            <text:p text:style-name="P49">Paso</text:p>
          </table:table-cell>
          <table:table-cell table:style-name="Table2.C3" office:value-type="string">
            <text:p text:style-name="P49">Acción</text:p>
          </table:table-cell>
        </table:table-row>
        <table:table-row table:style-name="Table2.1">
          <table:covered-table-cell/>
          <table:table-cell table:style-name="Table2.B6" office:value-type="string">
            <text:p text:style-name="P47">1</text:p>
          </table:table-cell>
          <table:table-cell table:style-name="Table2.C6" office:value-type="string">
            <text:p text:style-name="P52"><text:span text:style-name="T18">El gestor de formularios presiona el botón “</text:span><text:span text:style-name="T22">Agregar formulario</text:span><text:span text:style-name="T18">”</text:span>; <text:soft-page-break/><text:span text:style-name="T1">Pantalla</text:span><text:span text:style-name="T3">GestionFormularios</text:span> envía el evento “<text:span text:style-name="T54">Agregar formulario</text:span>” a <text:span text:style-name="T1">InterfazUsuario</text:span><text:span text:style-name="T16">; </text:span><text:span text:style-name="T2">InterfazUsuario</text:span><text:span text:style-name="T17"> envía el evento “</text:span><text:span text:style-name="T21">Agregar formulario</text:span><text:span text:style-name="T17">” a </text:span><text:span text:style-name="T2">ManejadorPrincipal</text:span><text:span text:style-name="T17">.</text:span></text:p>
          </table:table-cell>
        </table:table-row>
        <table:table-row table:style-name="Table2.1">
          <table:covered-table-cell/>
          <table:table-cell table:style-name="Table2.B6" office:value-type="string">
            <text:p text:style-name="P44">3</text:p>
          </table:table-cell>
          <table:table-cell table:style-name="Table2.C6" office:value-type="string">
            <text:p text:style-name="P55"><text:span text:style-name="T32">ManejadorPrincipal</text:span><text:span text:style-name="T30"> </text:span><text:span text:style-name="T31">solicita </text:span><text:span text:style-name="T28">desplegarPantalla</text:span><text:span text:style-name="T29">AltaFormulario</text:span><text:span text:style-name="T28"> </text:span><text:span text:style-name="T26">a </text:span><text:span text:style-name="T23">InterfazUsuario</text:span><text:span text:style-name="T26">; </text:span><text:span text:style-name="T24">InterfazUsuario </text:span><text:span text:style-name="T27">despliega </text:span><text:span text:style-name="T24">Pantalla</text:span><text:span text:style-name="T25">AltaFormulario</text:span><text:span text:style-name="T27">.</text:span></text:p>
          </table:table-cell>
        </table:table-row>
        <table:table-row table:style-name="Table2.1">
          <table:covered-table-cell/>
          <table:table-cell table:style-name="Table2.B6" office:value-type="string">
            <text:p text:style-name="P44">4</text:p>
          </table:table-cell>
          <table:table-cell table:style-name="Table2.C6" office:value-type="string">
            <text:p text:style-name="P34"><text:span text:style-name="T11">El actor puede seleccionar entre las siguiente</text:span><text:span text:style-name="T13">s</text:span><text:span text:style-name="T11"> opciones en la </text:span><text:span text:style-name="T6">PantallaGestiónFormularios:</text:span></text:p>
            <text:p text:style-name="P36"><text:span text:style-name="T6">“</text:span><text:span text:style-name="T8">Alta de formulario</text:span><text:span text:style-name="T6">”, “</text:span><text:span text:style-name="T8">Baja de formulario</text:span><text:span text:style-name="T6">” </text:span><text:span text:style-name="T8">y “Modificar formulario”</text:span></text:p>
          </table:table-cell>
        </table:table-row>
        <table:table-row table:style-name="Table2.1">
          <table:covered-table-cell/>
          <table:table-cell table:style-name="Table2.B7" office:value-type="string">
            <text:p text:style-name="P44">5</text:p>
          </table:table-cell>
          <table:table-cell table:style-name="Table2.C7" office:value-type="string">
            <text:p text:style-name="P38">Si la opción seleccionada es “Alta de formulario” se continua con la ejecución de<text:span text:style-name="T50">l caso de uso</text:span> <text:span text:style-name="T35">Alta de formulario (CU04)</text:span></text:p>
            <text:p text:style-name="P38"><text:span text:style-name="T35"/></text:p>
            <text:p text:style-name="P40">Si la opción seleccionada es “Baja de formulario” se continua con la ejecución de<text:span text:style-name="T50">l caso de uso</text:span> <text:span text:style-name="T35">Baja de formulario (CU05)</text:span></text:p>
            <text:p text:style-name="P40"><text:span text:style-name="T35"/></text:p>
            <text:p text:style-name="P42">Si la opción seleccionada es “Modificar formulario” se continua con la ejecución del caso uso <text:span text:style-name="T35">Modificar formulario (CU06)</text:span></text:p>
          </table:table-cell>
        </table:table-row>
        <table:table-row table:style-name="Table2.1">
          <table:table-cell table:style-name="Table2.A2" office:value-type="string">
            <text:p text:style-name="P50">Comentarios</text:p>
          </table:table-cell>
          <table:table-cell table:style-name="Table2.B8" table:number-columns-spanned="2" office:value-type="string">
            <text:p text:style-name="P53">El presente caso de uso podrá ser ejecutado por “<text:span text:style-name="T51">Gestor de formularios</text:span>” y todos aquellos actores que hereden de él.</text:p>
          </table:table-cell>
          <table:covered-table-cell/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6-09-20T10:34:08.737789623</meta:creation-date>
    <meta:generator>LibreOffice/5.4.1.2$Linux_X86_64 LibreOffice_project/ea7cb86e6eeb2bf3a5af73a8f7777ac570321527</meta:generator>
    <dc:date>2017-10-31T19:46:02.847565625</dc:date>
    <meta:editing-duration>PT54M54S</meta:editing-duration>
    <meta:editing-cycles>30</meta:editing-cycles>
    <meta:document-statistic meta:table-count="3" meta:image-count="0" meta:object-count="0" meta:page-count="3" meta:paragraph-count="75" meta:word-count="466" meta:character-count="3304" meta:non-whitespace-character-count="2913"/>
  </office:meta>
</office:document-meta>
</file>